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true" fo:max-height="0cm" fo:min-height="0.492cm"/>
    </style:style>
    <style:style style:name="gr2" style:family="graphic" style:parent-style-name="standard">
      <style:graphic-properties draw:stroke="none" draw:fill="none" draw:auto-grow-width="true" fo:min-height="0.493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ans Narrow" fo:font-size="9.60000038146973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3.249cm" svg:height="0.742cm" svg:x="3.251cm" svg:y="1.524cm">
          <draw:text-box>
            <text:p text:style-name="P1"><text:span text:style-name="T1">Glucucocorticoids</text:span></text:p>
          </draw:text-box>
        </draw:frame>
        <draw:frame draw:style-name="gr1" draw:text-style-name="P2" draw:layer="layout" svg:width="3.156cm" svg:height="0.742cm" svg:x="9.489cm" svg:y="1.524cm">
          <draw:text-box>
            <text:p text:style-name="P1"><text:span text:style-name="T1">Anabolic steroids</text:span></text:p>
          </draw:text-box>
        </draw:frame>
        <draw:frame draw:style-name="gr1" draw:text-style-name="P2" draw:layer="layout" svg:width="1.277cm" svg:height="0.742cm" svg:x="11.154cm" svg:y="8.424cm">
          <draw:text-box>
            <text:p text:style-name="P1"><text:span text:style-name="T1">Foxo</text:span></text:p>
          </draw:text-box>
        </draw:frame>
        <draw:frame draw:style-name="gr1" draw:text-style-name="P2" draw:layer="layout" svg:width="1.679cm" svg:height="0.742cm" svg:x="10.191cm" svg:y="3.556cm">
          <draw:text-box>
            <text:p text:style-name="P1"><text:span text:style-name="T1">REDD1</text:span></text:p>
          </draw:text-box>
        </draw:frame>
        <draw:frame draw:style-name="gr1" draw:text-style-name="P2" draw:layer="layout" svg:width="1.294cm" svg:height="0.742cm" svg:x="4.228cm" svg:y="4.572cm">
          <draw:text-box>
            <text:p text:style-name="P1"><text:span text:style-name="T1">IGF-I</text:span></text:p>
          </draw:text-box>
        </draw:frame>
        <draw:frame draw:style-name="gr1" draw:text-style-name="P2" draw:layer="layout" svg:width="3.199cm" svg:height="0.742cm" svg:x="3.276cm" svg:y="7.62cm">
          <draw:text-box>
            <text:p text:style-name="P1"><text:span text:style-name="T1">mTOR complex 1</text:span></text:p>
          </draw:text-box>
        </draw:frame>
        <draw:frame draw:style-name="gr1" draw:text-style-name="P2" draw:layer="layout" svg:width="1.641cm" svg:height="0.742cm" svg:x="11.008cm" svg:y="10.434cm">
          <draw:text-box>
            <text:p text:style-name="P1"><text:span text:style-name="T1">MuRF1</text:span></text:p>
          </draw:text-box>
        </draw:frame>
        <draw:frame draw:style-name="gr2" draw:text-style-name="P3" draw:layer="layout" svg:width="1.006cm" svg:height="0.743cm" svg:x="10.292cm" svg:y="6cm">
          <draw:text-box>
            <text:p text:style-name="P1"><text:span text:style-name="T1">Akt</text:span></text:p>
          </draw:text-box>
        </draw:frame>
        <draw:frame draw:style-name="gr1" draw:text-style-name="P2" draw:layer="layout" svg:width="1.395cm" svg:height="0.742cm" svg:x="4.178cm" svg:y="10.668cm">
          <draw:text-box>
            <text:p text:style-name="P1"><text:span text:style-name="T1">4EB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6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2000007629395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cm" fo:margin-bottom="0cm" fo:text-indent="0cm"/>
      <style:text-properties fo:font-size="20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7cm" fo:margin-bottom="0cm" fo:text-indent="0cm"/>
      <style:text-properties fo:font-size="1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4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2cm" fo:margin-bottom="0cm" fo:text-indent="0cm"/>
      <style:text-properties fo:font-size="14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2cm" fo:margin-bottom="0cm" fo:text-indent="0cm"/>
      <style:text-properties fo:font-size="14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2cm" fo:margin-bottom="0cm" fo:text-indent="0cm"/>
      <style:text-properties fo:font-size="14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2cm" fo:margin-bottom="0cm" fo:text-indent="0cm"/>
      <style:text-properties fo:font-size="14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2cm" fo:margin-bottom="0cm" fo:text-indent="0cm"/>
      <style:text-properties fo:font-size="14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13.715cm" svg:height="2.544cm" svg:x="0.762cm" svg:y="0.607cm" presentation:class="title" presentation:placeholder="true">
        <draw:text-box/>
      </draw:frame>
      <draw:frame presentation:style-name="Default-outline1" draw:layer="backgroundobjects" svg:width="13.715cm" svg:height="8.838cm" svg:x="0.762cm" svg:y="3.566cm" presentation:class="outline" presentation:placeholder="true">
        <draw:text-box/>
      </draw:frame>
      <draw:frame presentation:style-name="Mpr1" draw:text-style-name="MP2" draw:layer="backgroundobjects" svg:width="3.55cm" svg:height="1.051cm" svg:x="0.762cm" svg:y="13.88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1cm" svg:height="1.051cm" svg:x="5.212cm" svg:y="13.88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1.051cm" svg:x="10.927cm" svg:y="13.88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6-06T21:10:51.354157212</meta:creation-date>
    <dc:date>2015-06-06T21:27:55.707735990</dc:date>
    <dc:creator>ayf </dc:creator>
    <meta:editing-duration>PT12M2S</meta:editing-duration>
    <meta:editing-cycles>4</meta:editing-cycles>
    <meta:generator>LibreOffice/4.4.3.2$Linux_X86_64 LibreOffice_project/40m0$Build-2</meta:generator>
    <meta:document-statistic meta:object-count="32"/>
  </office:meta>
</office:document-meta>
</file>